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ff7ffd" loext:char-shading-value="0"/>
    </style:style>
    <style:style style:name="T5" style:family="text">
      <style:text-properties fo:background-color="#ff7ff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otatka 4 lutego 2026</text:p>
      <text:p text:style-name="Preformatted_20_Text"/>
      <text:p text:style-name="Preformatted_20_Text">1. Komunikacja aplikacji wxwidgets (master) ze sterownikiem Tiva (slave 1) połączonym z kubkiem 1 (dolnym).</text:p>
      <text:p text:style-name="Preformatted_20_Text">Zarejestrowano następujące komendy mastera:</text:p>
      <text:p text:style-name="Preformatted_20_Text"><text:tab/>01 04 0b b9 00 05 e3 c8<text:tab/><text:tab/><text:tab/>zapytanie o 5 rejestrów począwszy od adresu 3001</text:p>
      <text:p text:style-name="Preformatted_20_Text"><text:tab/>01 01 00 01 00 03 2d cb<text:tab/><text:tab/><text:tab/>zapytanie o 3 cewki począwszy od adresu 1</text:p>
      <text:p text:style-name="Preformatted_20_Text"><text:tab/>01 05 00 01 ff 00 dd fa<text:tab/><text:tab/><text:tab/>zapisanie stanu '1' do cewki o adresie 1 -&gt; wsunięcie kubka 1</text:p>
      <text:p text:style-name="Preformatted_20_Text"><text:tab/>01 05 00 01 00 00 9c 0a<text:tab/><text:tab/><text:tab/>zapisanie stanu '0' do cewki o adresie 1 -&gt; wysunięcie kubka 1</text:p>
      <text:p text:style-name="Preformatted_20_Text"/>
      <text:p text:style-name="Preformatted_20_Text">2. Komunikacja między terminalem qmodbus ze slave'm 1 (kubek dolny). </text:p>
      <text:p text:style-name="Preformatted_20_Text">Zarejestrowano następującą transmisję:</text:p>
      <text:p text:style-name="Preformatted_20_Text"><text:tab/>Req &gt;&gt; : 01 04 0b b9 00 05 e3 c8 </text:p>
      <text:p text:style-name="Preformatted_20_Text"><text:tab/>&lt;&lt; Resp: 01 04 0a 6e 40 00 00 00 01 00 01 00 00 ee f5 </text:p>
      <text:p text:style-name="Preformatted_20_Text"><text:tab/>Req &gt;&gt; : 01 01 00 01 00 03 2d cb </text:p>
      <text:p text:style-name="Preformatted_20_Text"><text:tab/>&lt;&lt; Resp: 01 01 01 <text:span text:style-name="T2">00</text:span> <text:span text:style-name="T3">51</text:span> 88 </text:p>
      <text:p text:style-name="Preformatted_20_Text"><text:tab/><text:span text:style-name="T5">Req &gt;&gt; : 01 05 00 01 00 00 9c 0a</text:span> </text:p>
      <text:p text:style-name="Preformatted_20_Text"><text:tab/>&lt;&lt; Resp: 01 05 00 01 00 00 9c 0a </text:p>
      <text:p text:style-name="Preformatted_20_Text"><text:tab/><text:span text:style-name="T5">Req &gt;&gt; : 01 05 00 01 ff 00 dd fa</text:span> </text:p>
      <text:p text:style-name="Preformatted_20_Text"><text:tab/>&lt;&lt; Resp: 01 05 00 01 ff 00 dd fa </text:p>
      <text:p text:style-name="Preformatted_20_Text"><text:tab/>Req &gt;&gt; : 01 04 0b b9 00 05 e3 c8 </text:p>
      <text:p text:style-name="Preformatted_20_Text"><text:tab/>&lt;&lt; Resp: 01 04 0a 6e 42 00 01 00 02 00 01 00 00 a3 55 </text:p>
      <text:p text:style-name="Preformatted_20_Text"><text:tab/>Req &gt;&gt; : 01 04 0b b9 00 05 e3 c8 </text:p>
      <text:p text:style-name="Preformatted_20_Text"><text:tab/>&lt;&lt; Resp: 01 04 0a 6e 4b 00 00 00 02 00 01 00 00 d9 c5 </text:p>
      <text:p text:style-name="Preformatted_20_Text"><text:tab/>Req &gt;&gt; : 01 04 0b b9 00 05 e3 c8 </text:p>
      <text:p text:style-name="Preformatted_20_Text"><text:tab/>&lt;&lt; Resp: 01 04 0a 6e 45 00 00 00 01 00 01 00 00 d1 a5 </text:p>
      <text:p text:style-name="Preformatted_20_Text"><text:tab/>Req &gt;&gt; : 01 04 0b b9 00 05 e3 c8 </text:p>
      <text:p text:style-name="Preformatted_20_Text"><text:tab/>&lt;&lt; Resp: 01 04 0a 6e 33 00 00 00 01 00 01 00 00 9f c7 </text:p>
      <text:p text:style-name="Preformatted_20_Text"><text:tab/>Req &gt;&gt; : 01 04 0b b9 00 05 e3 c8 </text:p>
      <text:p text:style-name="Preformatted_20_Text"><text:tab/>&lt;&lt; Resp: 01 04 0a 6e 4a 00 01 00 01 00 01 00 00 80 95 </text:p>
      <text:p text:style-name="Preformatted_20_Text"><text:tab/>Req &gt;&gt; : 01 01 00 01 00 03 2d cb </text:p>
      <text:p text:style-name="Preformatted_20_Text"><text:tab/>&lt;&lt; Resp: 01 01 01 <text:span text:style-name="T2">05</text:span> 91 8b </text:p>
      <text:p text:style-name="Preformatted_20_Text"><text:tab/>Req &gt;&gt; : 01 01 00 01 00 03 2d cb </text:p>
      <text:p text:style-name="Preformatted_20_Text"><text:tab/>&lt;&lt; Resp: 01 01 01 <text:span text:style-name="T2">05</text:span> 91 8b </text:p>
      <text:p text:style-name="Preformatted_20_Text"><text:tab/><text:span text:style-name="T5">Req &gt;&gt; : 01 05 00 01 00 00 9c 0a</text:span> </text:p>
      <text:p text:style-name="Preformatted_20_Text"><text:tab/>&lt;&lt; Resp: 01 05 00 01 00 00 9c 0a </text:p>
      <text:p text:style-name="Preformatted_20_Text"><text:tab/>Req &gt;&gt; : 01 01 00 01 00 03 2d cb </text:p>
      <text:p text:style-name="Preformatted_20_Text"><text:tab/>&lt;&lt; Resp: 01 01 01 <text:span text:style-name="T2">00</text:span> 51 88 </text:p>
      <text:p text:style-name="Preformatted_20_Text"><text:tab/>Req &gt;&gt; : 01 04 0b b9 00 05 e3 c8 </text:p>
      <text:p text:style-name="Preformatted_20_Text"><text:tab/>&lt;&lt; Resp: 01 04 0a 6e 3b 00 01 00 01 00 01 00 00 e8 c7 </text:p>
      <text:p text:style-name="Preformatted_20_Text"><text:tab/>Req &gt;&gt; : 01 04 0b b9 00 05 e3 c8 </text:p>
      <text:p text:style-name="Preformatted_20_Text"><text:tab/>&lt;&lt; Resp: 01 04 0a 6e 42 0c cd 00 01 00 01 00 00 eb 0c </text:p>
      <text:p text:style-name="Preformatted_20_Text"/>
      <text:p text:style-name="Preformatted_20_Text">3. Komunikacja między master'em a slave'm 2 (kubek górny).</text:p>
      <text:p text:style-name="Preformatted_20_Text">Zarejestrowano następujące komendy mastera:</text:p>
      <text:p text:style-name="Preformatted_20_Text"><text:tab/>02 04 0b b9 00 05 e3 fb<text:tab/><text:tab/><text:tab/>zapytanie o 5 rejestrów począwszy od adresu 3001</text:p>
      <text:p text:style-name="Preformatted_20_Text"><text:tab/>02 01 00 01 00 03 2d f8<text:tab/><text:tab/><text:tab/>zapytanie o 3 cewki począwszy od adresu 1</text:p>
      <text:p text:style-name="Preformatted_20_Text"><text:tab/>02 05 00 01 ff 00 dd c9<text:tab/><text:tab/><text:tab/>zapisanie stanu '1' do cewki o adresie 1 -&gt; wsunięcie kubka 2</text:p>
      <text:p text:style-name="Preformatted_20_Text"><text:tab/>02 05 00 01 00 00 9c 39<text:tab/><text:tab/><text:tab/>zapisanie stanu '0' do cewki o adresie 1 -&gt; wysunięcie kubka 2</text:p>
      <text:p text:style-name="Preformatted_20_Text"><text:soft-page-break/><text:tab/></text:p>
      <text:p text:style-name="Preformatted_20_Text">4. Komunikacja między terminalem qmodbus ze slave'm 2 (kubek górny) w sytuacji, kiedy jest aktywna blokada wysunięcia kubka górnego.</text:p>
      <text:p text:style-name="Preformatted_20_Text">Zarejestrowano następującą transmisję:</text:p>
      <text:p text:style-name="Preformatted_20_Text"><text:tab/>Req &gt;&gt; : 02 04 0b b9 00 05 e3 fb </text:p>
      <text:p text:style-name="Preformatted_20_Text"><text:tab/>&lt;&lt; Resp: 02 04 0a 07 96 07 94 07 94 07 94 00 00 06 1f </text:p>
      <text:p text:style-name="Preformatted_20_Text"><text:tab/>Req &gt;&gt; : 02 04 0b b9 00 05 e3 fb </text:p>
      <text:p text:style-name="Preformatted_20_Text"><text:tab/>&lt;&lt; Resp: 02 04 0a 07 94 07 93 07 91 07 93 00 00 14 7e </text:p>
      <text:p text:style-name="Preformatted_20_Text"><text:tab/>Req &gt;&gt; : 02 04 0b b9 00 05 e3 fb </text:p>
      <text:p text:style-name="Preformatted_20_Text"><text:tab/>&lt;&lt; Resp: 02 04 0a 07 94 07 94 07 94 07 94 00 00 1f 7f </text:p>
      <text:p text:style-name="Preformatted_20_Text"><text:tab/>Req &gt;&gt; : 02 04 0b b9 00 05 e3 fb </text:p>
      <text:p text:style-name="Preformatted_20_Text"><text:tab/>&lt;&lt; Resp: 02 04 0a 07 96 07 96 07 97 07 95 00 00 30 1f </text:p>
      <text:p text:style-name="Preformatted_20_Text"><text:tab/>Req &gt;&gt; : 02 04 0b b9 00 05 e3 fb </text:p>
      <text:p text:style-name="Preformatted_20_Text"><text:tab/>&lt;&lt; Resp: 02 04 0a 07 94 07 97 07 95 07 96 00 00 b0 7f </text:p>
      <text:p text:style-name="Preformatted_20_Text"><text:tab/>Req &gt;&gt; : 02 04 0b b9 00 05 e3 fb </text:p>
      <text:p text:style-name="Preformatted_20_Text"><text:tab/>&lt;&lt; Resp: 02 04 0a 07 95 07 95 07 93 07 99 00 00 26 2c </text:p>
      <text:p text:style-name="Preformatted_20_Text"><text:tab/>Req &gt;&gt; : 02 01 00 01 00 03 2d f8 </text:p>
      <text:p text:style-name="Preformatted_20_Text"><text:tab/>&lt;&lt; Resp: 02 01 01 <text:span text:style-name="T2">07</text:span> 10 0e </text:p>
      <text:p text:style-name="Preformatted_20_Text"><text:tab/>Req &gt;&gt; : 02 01 00 01 00 03 2d f8 </text:p>
      <text:p text:style-name="Preformatted_20_Text"><text:tab/>&lt;&lt; Resp: 02 01 01 <text:span text:style-name="T2">07</text:span> 10 0e </text:p>
      <text:p text:style-name="Preformatted_20_Text"><text:tab/>Req &gt;&gt; : 02 01 00 01 00 03 2d f8 </text:p>
      <text:p text:style-name="Preformatted_20_Text"><text:tab/>&lt;&lt; Resp: 02 01 01 <text:span text:style-name="T2">07</text:span> 10 0e </text:p>
      <text:p text:style-name="Preformatted_20_Text"><text:tab/><text:span text:style-name="T5">Req &gt;&gt; : 02 05 00 01 00 00 9c 39</text:span> <text:tab/><text:tab/><text:tab/><text:tab/><text:tab/><text:tab/><text:tab/>nieudana próba wysunięcia kubka</text:p>
      <text:p text:style-name="Preformatted_20_Text"><text:tab/>&lt;&lt; Resp: 02 05 00 01 00 00 9c 39 </text:p>
      <text:p text:style-name="Preformatted_20_Text"><text:tab/>Req &gt;&gt; : 02 01 00 01 00 03 2d f8 </text:p>
      <text:p text:style-name="Preformatted_20_Text"><text:tab/>&lt;&lt; Resp: 02 01 01 <text:span text:style-name="T2">07</text:span> 10 0e </text:p>
      <text:p text:style-name="Preformatted_20_Text"><text:tab/>Req &gt;&gt; : 02 01 00 01 00 03 2d f8 </text:p>
      <text:p text:style-name="Preformatted_20_Text"><text:tab/>&lt;&lt; Resp: 02 01 01 <text:span text:style-name="T2">07</text:span> 10 0e </text:p>
      <text:p text:style-name="Preformatted_20_Text"><text:tab/>Req &gt;&gt; : 02 04 0b b9 00 05 e3 fb </text:p>
      <text:p text:style-name="Preformatted_20_Text"><text:tab/>&lt;&lt; Resp: 02 04 0a 07 94 07 93 07 94 07 94 00 00 69 bf </text:p>
      <text:p text:style-name="Preformatted_20_Text"><text:tab/>Req &gt;&gt; : 02 04 0b b9 00 05 e3 fb </text:p>
      <text:p text:style-name="Preformatted_20_Text"><text:tab/>&lt;&lt; Resp: 02 04 0a 07 93 07 92 07 94 07 95 00 00 0e 8f </text:p>
      <text:p text:style-name="Preformatted_20_Text"><text:tab/>Req &gt;&gt; : 02 04 0b b9 00 05 e3 fb </text:p>
      <text:p text:style-name="Preformatted_20_Text"><text:tab/>&lt;&lt; Resp: 02 04 0a 07 93 07 94 07 93 07 94 00 00 8c 8f </text:p>
      <text:p text:style-name="Preformatted_20_Text"/>
      <text:p text:style-name="Preformatted_20_Text">5. Komunikacja między terminalem qmodbus ze slave'm 2 (kubek górny) w sytuacji, kiedy nie ma blokady wysunięcia kubka górnego.</text:p>
      <text:p text:style-name="Preformatted_20_Text">Zarejestrowano następującą transmisję:</text:p>
      <text:p text:style-name="Preformatted_20_Text"><text:tab/>Req &gt;&gt; : 02 01 00 01 00 03 2d f8 </text:p>
      <text:p text:style-name="Preformatted_20_Text"><text:tab/>&lt;&lt; Resp: 02 01 01 <text:span text:style-name="T2">05</text:span> 91 cf <text:tab/><text:tab/><text:tab/><text:tab/><text:tab/><text:tab/><text:tab/><text:tab/><text:tab/>kubek wsunięty</text:p>
      <text:p text:style-name="Preformatted_20_Text"><text:tab/>Req &gt;&gt; : 02 04 0b b9 00 05 e3 fb </text:p>
      <text:p text:style-name="Preformatted_20_Text"><text:tab/>&lt;&lt; Resp: 02 04 0a 07 95 07 95 07 97 07 95 00 00 17 ef </text:p>
      <text:p text:style-name="Preformatted_20_Text"><text:tab/>Req &gt;&gt; : 02 04 0b b9 00 05 e3 fb </text:p>
      <text:p text:style-name="Preformatted_20_Text"><text:tab/>&lt;&lt; Resp: 02 04 0a 07 94 07 95 07 95 07 96 00 00 93 bf </text:p>
      <text:p text:style-name="Preformatted_20_Text"><text:tab/>Req &gt;&gt; : 02 04 0b b9 00 05 e3 fb </text:p>
      <text:p text:style-name="Preformatted_20_Text"><text:tab/>&lt;&lt; Resp: 02 04 0a 07 96 07 95 07 96 07 96 00 00 ce df </text:p>
      <text:p text:style-name="Preformatted_20_Text"><text:tab/>Req &gt;&gt; : 02 04 0b b9 00 05 e3 fb </text:p>
      <text:p text:style-name="Preformatted_20_Text"><text:tab/>&lt;&lt; Resp: 02 04 0a 07 99 07 96 07 97 07 99 00 00 b1 ec </text:p>
      <text:p text:style-name="Preformatted_20_Text"><text:tab/>Req &gt;&gt; : 02 04 0b b9 00 05 e3 fb </text:p>
      <text:p text:style-name="Preformatted_20_Text"><text:tab/>&lt;&lt; Resp: 02 04 0a 07 96 07 97 07 95 07 96 00 00 a9 1f </text:p>
      <text:p text:style-name="Preformatted_20_Text"><text:soft-page-break/><text:tab/>Req &gt;&gt; : 02 01 00 01 00 03 2d f8 </text:p>
      <text:p text:style-name="Preformatted_20_Text"><text:tab/>&lt;&lt; Resp: 02 01 01 <text:span text:style-name="T2">05</text:span> 91 cf </text:p>
      <text:p text:style-name="Preformatted_20_Text"><text:tab/><text:span text:style-name="T5">Req &gt;&gt; : 02 05 00 01 00 00 9c 39</text:span> <text:tab/><text:tab/><text:tab/><text:tab/><text:tab/><text:tab/><text:tab/>wysunięcie</text:p>
      <text:p text:style-name="Preformatted_20_Text"><text:tab/>&lt;&lt; Resp: 02 05 00 01 00 00 9c 39 </text:p>
      <text:p text:style-name="Preformatted_20_Text"><text:tab/><text:span text:style-name="T7">Req &gt;&gt; : 02 03 00 01 00 03 54 38</text:span> </text:p>
      <text:p text:style-name="Preformatted_20_Text"><text:tab/><text:span text:style-name="T7">&lt;&lt; Resp: 02 83 02 30 f1</text:span> </text:p>
      <text:p text:style-name="Preformatted_20_Text"><text:tab/>Req &gt;&gt; : 02 01 00 01 00 03 2d f8 </text:p>
      <text:p text:style-name="Preformatted_20_Text"><text:tab/>&lt;&lt; Resp: 02 01 01 <text:span text:style-name="T2">00</text:span> 51 cc </text:p>
      <text:p text:style-name="Preformatted_20_Text"><text:tab/>Req &gt;&gt; : 02 04 0b b9 00 05 e3 fb </text:p>
      <text:p text:style-name="Preformatted_20_Text"><text:tab/>&lt;&lt; Resp: 02 04 0a 07 9d 07 9e 07 9b 07 9c 00 00 0a ec </text:p>
      <text:p text:style-name="Preformatted_20_Text"><text:tab/>Req &gt;&gt; : 02 04 0b b9 00 05 e3 fb </text:p>
      <text:p text:style-name="Preformatted_20_Text"><text:tab/>&lt;&lt; Resp: 02 04 0a 07 9d 07 9d 07 9e 07 9e 00 00 54 2c </text:p>
      <text:p text:style-name="Preformatted_20_Text"><text:tab/>Req &gt;&gt; : 02 04 0b b9 00 05 e3 fb </text:p>
      <text:p text:style-name="Preformatted_20_Text"><text:tab/>&lt;&lt; Resp: 02 04 0a 07 9c 07 9c 07 9f 07 9d 00 00 84 bc </text:p>
      <text:p text:style-name="Preformatted_20_Text"><text:tab/>Req &gt;&gt; : 02 04 0b b9 00 05 e3 fb </text:p>
      <text:p text:style-name="Preformatted_20_Text"><text:tab/>&lt;&lt; Resp: 02 04 0a 07 9c 07 9e 07 9e 07 9d 00 00 9a bc </text:p>
      <text:p text:style-name="Preformatted_20_Text"><text:tab/><text:span text:style-name="T5">Req &gt;&gt; : 02 05 00 01 ff 00 dd c9</text:span> <text:tab/><text:tab/><text:tab/><text:tab/><text:tab/><text:tab/><text:tab/>wsunięcie</text:p>
      <text:p text:style-name="Preformatted_20_Text"><text:tab/>&lt;&lt; Resp: 02 05 00 01 ff 00 dd c9 </text:p>
      <text:p text:style-name="Preformatted_20_Text"><text:tab/>Req &gt;&gt; : 02 01 00 01 00 03 2d f8 </text:p>
      <text:p text:style-name="Preformatted_20_Text"><text:tab/>&lt;&lt; Resp: 02 01 01 <text:span text:style-name="T2">05</text:span> 91 cf </text:p>
      <text:p text:style-name="Preformatted_20_Text"><text:tab/>Req &gt;&gt; : 02 01 00 01 00 03 2d f8 </text:p>
      <text:p text:style-name="Preformatted_20_Text"><text:tab/>&lt;&lt; Resp: 02 01 01 <text:span text:style-name="T2">05</text:span> 91 cf </text:p>
      <text:p text:style-name="Preformatted_20_Text"><text:tab/>Req &gt;&gt; : 02 04 0b b9 00 05 e3 fb </text:p>
      <text:p text:style-name="Preformatted_20_Text"><text:tab/>&lt;&lt; Resp: 02 04 0a 07 95 07 96 07 93 07 95 00 00 d5 2f </text:p>
      <text:p text:style-name="Preformatted_20_Text"><text:tab/>Req &gt;&gt; : 02 04 0b b9 00 05 e3 fb </text:p>
      <text:p text:style-name="Preformatted_20_Text"><text:tab/>&lt;&lt; Resp: 02 04 0a 07 95 07 95 07 94 07 94 00 00 02 2f </text:p>
      <text:p text:style-name="Preformatted_20_Text"><text:tab/>Req &gt;&gt; : 02 04 0b b9 00 05 e3 fb </text:p>
      <text:p text:style-name="Preformatted_20_Text"><text:tab/>&lt;&lt; Resp: 02 04 0a 07 93 07 96 07 95 07 95 00 00 76 8f 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4T12:45:34.956503733</dc:date>
    <meta:editing-duration>PT15M1S</meta:editing-duration>
    <meta:editing-cycles>2</meta:editing-cycles>
    <meta:document-statistic meta:table-count="0" meta:image-count="0" meta:object-count="0" meta:page-count="3" meta:paragraph-count="120" meta:word-count="1467" meta:character-count="5364" meta:non-whitespace-character-count="3764"/>
  </office:meta>
</office:document-meta>
</file>